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teConsequenceFactory.invokeJbiOperation( JbiHelper helper , Tuple tu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ConsequenceFactory.toQName( Configuration configuration , String 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outeConsequenceFactory.newConsequence( Rule rule , RuleBaseContext ruleBaseContext ,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